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FileProvider.createFileSystem( final FileObject roo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rtualFileProvider.createFileSystem( final String roo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